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I put some basic element in scene,</text:p>
      <text:p text:style-name="Standard">next step should let it move </text:p>
      <text:p text:style-name="Standard">I face the following problem </text:p>
      <text:p text:style-name="Standard">if I want the box jump , how can I know it hit the ground, </text:p>
      <text:p text:style-name="Standard">there must be bounding boxes on them to calculate collision.</text:p>
      <text:p text:style-name="Standard">how can I get these bounding boxes ..from the file </text:p>
      <text:p text:style-name="Standard">I must first model the bounding boxes in blender and import to my scene </text:p>
      <text:p text:style-name="Standard"/>
      <text:p text:style-name="Standard">the second problem should be the algorithm of collision. </text:p>
      <text:p text:style-name="Standard">each vertex on the bounding box should be calculate in every update to test whether it is colliding with other bounding boxes.</text:p>
      <text:p text:style-name="Standard"/>
      <text:p text:style-name="Standard">the second problem is how to make successive platform for our box to jump one from other. Off screen parts of the scene should be clear from scene and new platform should be loaded ahead </text:p>
      <text:p text:style-name="Standard"/>
      <text:p text:style-name="Standard">the plan is let the whole scene made up of blocks. when our box move, blocks which is left screen go to a pool for reuse, and new blocks generate from pool according to a scene file <text:s/></text:p>
      <text:p text:style-name="Standard">if the 3 problem solved . then our game could be fi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51S</meta:editing-duration>
    <meta:editing-cycles>3</meta:editing-cycles>
    <meta:generator>OpenOffice/4.1.5$Win32 OpenOffice.org_project/415m1$Build-9789</meta:generator>
    <dc:date>2018-07-28T09:02:34.66</dc:date>
    <meta:document-statistic meta:table-count="0" meta:image-count="0" meta:object-count="0" meta:page-count="1" meta:paragraph-count="12" meta:word-count="183" meta:character-count="948"/>
    <dc:creator>relax slow</dc:creator>
    <meta:user-defined meta:name="Info 1"/>
    <meta:user-defined meta:name="Info 2"/>
    <meta:user-defined meta:name="Info 3"/>
    <meta:user-defined meta:name="Info 4"/>
  </office:meta>
</office:document-meta>
</file>